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0.5pt" officeooo:paragraph-rsid="001e8335" style:font-size-asian="10.5pt" style:font-size-complex="10.5pt"/>
    </style:style>
    <style:style style:name="P2" style:family="paragraph" style:parent-style-name="Standard">
      <style:paragraph-properties fo:line-height="150%"/>
      <style:text-properties style:font-name="Ubuntu" fo:font-size="10.5pt" officeooo:rsid="001e8335" officeooo:paragraph-rsid="001e8335" style:font-size-asian="10.5pt" style:font-size-complex="10.5pt"/>
    </style:style>
    <style:style style:name="P3" style:family="paragraph" style:parent-style-name="Standard">
      <style:paragraph-properties fo:line-height="150%"/>
      <style:text-properties style:font-name="Ubuntu" fo:font-size="10.5pt" officeooo:rsid="001e8335" officeooo:paragraph-rsid="001e8335" fo:background-color="#ffff00" style:font-size-asian="10.5pt" style:font-size-complex="10.5pt"/>
    </style:style>
    <style:style style:name="P4" style:family="paragraph" style:parent-style-name="Standard">
      <style:paragraph-properties fo:line-height="150%" fo:text-align="start" style:justify-single-word="false"/>
      <style:text-properties style:font-name="Ubuntu" fo:font-size="10.5pt" officeooo:rsid="001e8335" officeooo:paragraph-rsid="001e8335" fo:background-color="#ffff00" style:font-size-asian="10.5pt" style:font-size-complex="10.5pt"/>
    </style:style>
    <style:style style:name="P5" style:family="paragraph" style:parent-style-name="Standard">
      <style:paragraph-properties fo:line-height="150%" fo:text-align="start" style:justify-single-word="false"/>
      <style:text-properties style:font-name="Ubuntu" fo:font-size="10.5pt" officeooo:rsid="001e8335" officeooo:paragraph-rsid="0022ea49" fo:background-color="#ffff00" style:font-size-asian="10.5pt" style:font-size-complex="10.5pt"/>
    </style:style>
    <style:style style:name="P6" style:family="paragraph" style:parent-style-name="Standard">
      <style:paragraph-properties fo:line-height="150%"/>
      <style:text-properties style:font-name="Ubuntu" fo:font-size="10.5pt" officeooo:rsid="00304465" officeooo:paragraph-rsid="00304465" fo:background-color="#ffff00" style:font-size-asian="10.5pt" style:font-size-complex="10.5pt"/>
    </style:style>
    <style:style style:name="P7" style:family="paragraph" style:parent-style-name="Standard">
      <style:paragraph-properties fo:line-height="150%"/>
      <style:text-properties style:font-name="Ubuntu" fo:font-size="10.5pt" officeooo:rsid="002451e7" officeooo:paragraph-rsid="002451e7" fo:background-color="#ffff00" style:font-size-asian="10.5pt" style:font-size-complex="10.5pt"/>
    </style:style>
    <style:style style:name="P8" style:family="paragraph" style:parent-style-name="Standard">
      <style:paragraph-properties fo:line-height="150%"/>
      <style:text-properties style:font-name="Ubuntu" fo:font-size="10.5pt" officeooo:rsid="0024cd02" officeooo:paragraph-rsid="002451e7" fo:background-color="#ffff00" style:font-size-asian="10.5pt" style:font-size-complex="10.5pt"/>
    </style:style>
    <style:style style:name="P9" style:family="paragraph" style:parent-style-name="Standard">
      <style:paragraph-properties fo:line-height="150%"/>
      <style:text-properties style:font-name="Ubuntu" fo:font-size="10.5pt" officeooo:rsid="0035796a" officeooo:paragraph-rsid="0035796a" fo:background-color="#ffff00" style:font-size-asian="10.5pt" style:font-size-complex="10.5pt"/>
    </style:style>
    <style:style style:name="P10" style:family="paragraph" style:parent-style-name="Standard">
      <style:paragraph-properties fo:line-height="150%"/>
      <style:text-properties style:font-name="Ubuntu" fo:font-size="10.5pt" officeooo:rsid="003578df" officeooo:paragraph-rsid="003578df" fo:background-color="#ffff00" style:font-size-asian="10.5pt" style:font-size-complex="10.5pt"/>
    </style:style>
    <style:style style:name="P11" style:family="paragraph" style:parent-style-name="Standard">
      <style:paragraph-properties fo:line-height="150%"/>
      <style:text-properties style:font-name="Ubuntu" fo:font-size="10.5pt" officeooo:rsid="00369cd8" officeooo:paragraph-rsid="00369cd8" fo:background-color="#ffff00" style:font-size-asian="10.5pt" style:font-size-complex="10.5pt"/>
    </style:style>
    <style:style style:name="P12" style:family="paragraph" style:parent-style-name="Standard">
      <style:paragraph-properties fo:line-height="150%"/>
      <style:text-properties style:font-name="Ubuntu" fo:font-size="10.5pt" officeooo:rsid="0037ba3d" officeooo:paragraph-rsid="0037ba3d" fo:background-color="#ffff00" style:font-size-asian="10.5pt" style:font-size-complex="10.5pt"/>
    </style:style>
    <style:style style:name="P13" style:family="paragraph" style:parent-style-name="Standard">
      <style:paragraph-properties fo:line-height="150%"/>
      <style:text-properties style:font-name="Ubuntu" fo:font-size="10.5pt" officeooo:rsid="002dda32" officeooo:paragraph-rsid="002dda32" fo:background-color="transparent" style:font-size-asian="10.5pt" style:font-size-complex="10.5pt"/>
    </style:style>
    <style:style style:name="P14" style:family="paragraph" style:parent-style-name="Standard">
      <style:paragraph-properties fo:line-height="150%"/>
      <style:text-properties style:font-name="Ubuntu" fo:font-size="10.5pt" officeooo:rsid="0032d353" officeooo:paragraph-rsid="0032d353" fo:background-color="transparent" style:font-size-asian="10.5pt" style:font-size-complex="10.5pt"/>
    </style:style>
    <style:style style:name="P15" style:family="paragraph" style:parent-style-name="Standard">
      <style:paragraph-properties fo:line-height="150%"/>
      <style:text-properties style:font-name="Ubuntu" fo:font-size="10.5pt" officeooo:rsid="003578df" officeooo:paragraph-rsid="003578df" fo:background-color="transparent" style:font-size-asian="10.5pt" style:font-size-complex="10.5pt"/>
    </style:style>
    <style:style style:name="P16" style:family="paragraph" style:parent-style-name="Standard">
      <style:paragraph-properties fo:line-height="150%"/>
      <style:text-properties style:font-name="Ubuntu" fo:font-size="10.5pt" officeooo:rsid="0035796a" officeooo:paragraph-rsid="0035796a" fo:background-color="transparent" style:font-size-asian="10.5pt" style:font-size-complex="10.5pt"/>
    </style:style>
    <style:style style:name="P17" style:family="paragraph" style:parent-style-name="Standard">
      <style:paragraph-properties fo:line-height="150%"/>
      <style:text-properties style:font-name="Ubuntu" fo:font-size="10.5pt" officeooo:rsid="0035796a" officeooo:paragraph-rsid="003d0b2a" fo:background-color="transparent" style:font-size-asian="10.5pt" style:font-size-complex="10.5pt"/>
    </style:style>
    <style:style style:name="P18" style:family="paragraph" style:parent-style-name="Standard">
      <style:paragraph-properties fo:line-height="150%"/>
      <style:text-properties style:font-name="Ubuntu" fo:font-size="10.5pt" officeooo:rsid="002451e7" officeooo:paragraph-rsid="00356eb9" fo:background-color="#00ff00" style:font-size-asian="10.5pt" style:font-size-complex="10.5pt"/>
    </style:style>
    <style:style style:name="P19" style:family="paragraph" style:parent-style-name="Standard">
      <style:paragraph-properties fo:line-height="150%"/>
      <style:text-properties style:font-name="Ubuntu" fo:font-size="10.5pt" officeooo:rsid="00356eb9" officeooo:paragraph-rsid="00356eb9" fo:background-color="#00ff00" style:font-size-asian="10.5pt" style:font-size-complex="10.5pt"/>
    </style:style>
    <style:style style:name="P20" style:family="paragraph" style:parent-style-name="Standard">
      <style:paragraph-properties fo:line-height="150%"/>
      <style:text-properties officeooo:paragraph-rsid="001e8335"/>
    </style:style>
    <style:style style:name="P21" style:family="paragraph" style:parent-style-name="Standard">
      <style:paragraph-properties fo:line-height="150%"/>
      <style:text-properties fo:color="#ffffff" style:font-name="Ubuntu" fo:font-size="10.5pt" officeooo:rsid="001e8335" officeooo:paragraph-rsid="001e8335" fo:background-color="#ff0000" style:font-size-asian="10.5pt" style:font-size-complex="10.5pt"/>
    </style:style>
    <style:style style:name="P22" style:family="paragraph" style:parent-style-name="Standard">
      <style:paragraph-properties fo:line-height="150%"/>
      <style:text-properties fo:color="#ffffff" style:font-name="Ubuntu" fo:font-size="10.5pt" officeooo:rsid="00304465" officeooo:paragraph-rsid="00304465" fo:background-color="#ff0000" style:font-size-asian="10.5pt" style:font-size-complex="10.5pt"/>
    </style:style>
    <style:style style:name="T1" style:family="text">
      <style:text-properties officeooo:rsid="001e8335"/>
    </style:style>
    <style:style style:name="T2" style:family="text">
      <style:text-properties fo:background-color="#ffff00"/>
    </style:style>
    <style:style style:name="T3" style:family="text">
      <style:text-properties officeooo:rsid="001e8335" fo:background-color="#ffff00"/>
    </style:style>
    <style:style style:name="T4" style:family="text">
      <style:text-properties officeooo:rsid="002a57a0" fo:background-color="#ffff00"/>
    </style:style>
    <style:style style:name="T5" style:family="text">
      <style:text-properties officeooo:rsid="001fe905"/>
    </style:style>
    <style:style style:name="T6" style:family="text">
      <style:text-properties officeooo:rsid="00234333"/>
    </style:style>
    <style:style style:name="T7" style:family="text">
      <style:text-properties officeooo:rsid="0024cd02"/>
    </style:style>
    <style:style style:name="T8" style:family="text">
      <style:text-properties officeooo:rsid="0026bf00"/>
    </style:style>
    <style:style style:name="T9" style:family="text">
      <style:text-properties officeooo:rsid="0027e04a"/>
    </style:style>
    <style:style style:name="T10" style:family="text">
      <style:text-properties officeooo:rsid="00286e99"/>
    </style:style>
    <style:style style:name="T11" style:family="text">
      <style:text-properties officeooo:rsid="002a57a0"/>
    </style:style>
    <style:style style:name="T12" style:family="text">
      <style:text-properties officeooo:rsid="002c70a4"/>
    </style:style>
    <style:style style:name="T13" style:family="text">
      <style:text-properties officeooo:rsid="002dda32"/>
    </style:style>
    <style:style style:name="T14" style:family="text">
      <style:text-properties style:font-name="Ubuntu" fo:font-size="10.5pt" officeooo:rsid="001e8335" style:font-size-asian="10.5pt" style:font-size-complex="10.5pt"/>
    </style:style>
    <style:style style:name="T15" style:family="text">
      <style:text-properties officeooo:rsid="00317667"/>
    </style:style>
    <style:style style:name="T16" style:family="text">
      <style:text-properties officeooo:rsid="003316d0"/>
    </style:style>
    <style:style style:name="T17" style:family="text">
      <style:text-properties officeooo:rsid="00349a43"/>
    </style:style>
    <style:style style:name="T18" style:family="text">
      <style:text-properties officeooo:rsid="00356eb9"/>
    </style:style>
    <style:style style:name="T19" style:family="text">
      <style:text-properties officeooo:rsid="003825fd"/>
    </style:style>
    <style:style style:name="T20" style:family="text">
      <style:text-properties officeooo:rsid="0038d87e"/>
    </style:style>
    <style:style style:name="T21" style:family="text">
      <style:text-properties officeooo:rsid="00398cff"/>
    </style:style>
    <style:style style:name="T22" style:family="text">
      <style:text-properties officeooo:rsid="003a9ed0"/>
    </style:style>
    <style:style style:name="T23" style:family="text">
      <style:text-properties officeooo:rsid="003d0b2a"/>
    </style:style>
    <style:style style:name="T24" style:family="text">
      <style:text-properties officeooo:rsid="003d5e13"/>
    </style:style>
    <style:style style:name="T25" style:family="text">
      <style:text-properties officeooo:rsid="003e03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-DO </text:p>
      <text:p text:style-name="P2"/>
      <text:p text:style-name="P1"><text:span text:style-name="T3">- Reset Workout tab after saving workout - DONE</text:span><text:span text:style-name="T1"> </text:span></text:p>
      <text:p text:style-name="P3">- Store GPS data – DONE</text:p>
      <text:p text:style-name="P4">- Implement workout table <text:span text:style-name="T12">- DONE</text:span></text:p>
      <text:p text:style-name="P5">- Calories count <text:span text:style-name="T11">- </text:span><text:span text:style-name="T9">DONE</text:span></text:p>
      <text:p text:style-name="P2"><text:span text:style-name="T2">- In History tab, add Total distance and Total Duration </text:span><text:span text:style-name="T4">- DONE</text:span></text:p>
      <text:p text:style-name="P3">- Save settings (DB table name:value) –<text:span text:style-name="T10"> DONE</text:span></text:p>
      <text:p text:style-name="P22">- Do icons for dist-dur-speed <text:span text:style-name="T25">- DEPRECATED</text:span></text:p>
      <text:p text:style-name="P6">- Do icons for sport <text:span text:style-name="T16">- DONE</text:span></text:p>
      <text:p text:style-name="P2">- Convert Metric-Imperial </text:p>
      <text:p text:style-name="P21">- Register Yahoo, WOEID <text:span text:style-name="T17">- DEPRECATED</text:span></text:p>
      <text:p text:style-name="P3">- Add sport - Walking <text:span text:style-name="T13">- </text:span><text:span text:style-name="T8">DONE</text:span></text:p>
      <text:p text:style-name="P20"><text:span text:style-name="T14">- Remove dummy functionality <text:s/></text:span><text:a xlink:type="simple" xlink:href="http://qt.developpez.com/doc/5.0-snapshot/qml-qtlocation5-positionsource/">http://qt.developpez.com/doc/5.0-snapshot/qml-qtlocation5-positionsource/</text:a></text:p>
      <text:p text:style-name="P2">- GMaps photo fetch </text:p>
      <text:p text:style-name="P3">- Fix weight slider <text:s/><text:span text:style-name="T8">- Canonical will fix</text:span></text:p>
      <text:p text:style-name="P13">- Change MET depending on AVG SPEED and ALTITUDE</text:p>
      <text:p text:style-name="P14">- Delete workout (should also delete GPS data)</text:p>
      <text:p text:style-name="P15">- Edit workout</text:p>
      <text:p text:style-name="P10">- Merge Start &amp; Pause Buttons <text:span text:style-name="T20">- DONE</text:span></text:p>
      <text:p text:style-name="P11">- Change sport in main screen<text:span text:style-name="T21">-DONE – button text problem </text:span><text:span text:style-name="T22">+-</text:span></text:p>
      <text:p text:style-name="P9">- Remove WOEID and Yahoo Weather <text:span text:style-name="T19">- DONE</text:span></text:p>
      <text:p text:style-name="P16">- View workout map image in full screen and ability to navigate and zoom</text:p>
      <text:p text:style-name="P12">- Main screen – weather details <text:span text:style-name="T24">- DONE</text:span></text:p>
      <text:p text:style-name="P2"/>
      <text:p text:style-name="P1"><text:span text:style-name="T3">+ current altitude - DONE</text:span><text:span text:style-name="T1"> </text:span></text:p>
      <text:p text:style-name="P3">+ current sport (icon) <text:span text:style-name="T15">- DONE</text:span> </text:p>
      <text:p text:style-name="P3">+ app icon (favicon) <text:span text:style-name="T16">- DONE</text:span></text:p>
      <text:p text:style-name="P2">+ export GPX </text:p>
      <text:p text:style-name="P2">+ import GPX </text:p>
      <text:p text:style-name="P3">+ Hide Overview if possible <text:span text:style-name="T15">- DONE</text:span> </text:p>
      <text:p text:style-name="P2"/>
      <text:p text:style-name="P2">++ desktop layout </text:p>
      <text:p text:style-name="P2">++ packaging </text:p>
      <text:p text:style-name="P2">++ installation </text:p>
      <text:p text:style-name="P2">++ source control </text:p>
      <text:p text:style-name="P2"><text:soft-page-break/></text:p>
      <text:p text:style-name="P2">++? Endomondo import </text:p>
      <text:p text:style-name="P2">++? ANT, Bluetooth HRM support </text:p>
      <text:p text:style-name="P2">++? Facebook, Twitter, G+ share</text:p>
      <text:p text:style-name="P17"><text:span text:style-name="T23">++?</text:span> Add OpenWeather trademark to weather</text:p>
      <text:p text:style-name="P2"/>
      <text:p text:style-name="P2">WORKOUT TABLE </text:p>
      <text:p text:style-name="P2"><text:tab/>- distance <text:span text:style-name="T5">+</text:span></text:p>
      <text:p text:style-name="P2"><text:tab/>- duration <text:span text:style-name="T5">+</text:span></text:p>
      <text:p text:style-name="P2"><text:tab/>- max-speed <text:span text:style-name="T5">+</text:span></text:p>
      <text:p text:style-name="P2"><text:tab/>- weather <text:span text:style-name="T5">++</text:span></text:p>
      <text:p text:style-name="P2"><text:tab/>- calories <text:span text:style-name="T5">+</text:span></text:p>
      <text:p text:style-name="P2"><text:tab/>- max-altitude <text:span text:style-name="T5">+</text:span></text:p>
      <text:p text:style-name="P2"><text:tab/>- min-altitude <text:span text:style-name="T5">+</text:span></text:p>
      <text:p text:style-name="P2"><text:tab/>- ascent </text:p>
      <text:p text:style-name="P2"><text:tab/>- descent </text:p>
      <text:p text:style-name="P2"><text:tab/>- date <text:span text:style-name="T5">+</text:span></text:p>
      <text:p text:style-name="P2"><text:span text:style-name="T5"><text:tab/></text:span><text:span text:style-name="T6">- sport</text:span><text:span text:style-name="T12">+</text:span></text:p>
      <text:p text:style-name="P2"/>
      <text:p text:style-name="P2">GPS DATA TABLE </text:p>
      <text:p text:style-name="P2"><text:tab/>- Workout ID <text:span text:style-name="T13">+</text:span></text:p>
      <text:p text:style-name="P2"><text:tab/>- latitude <text:span text:style-name="T13">+</text:span></text:p>
      <text:p text:style-name="P2"><text:tab/>- longitude <text:span text:style-name="T13">+</text:span></text:p>
      <text:p text:style-name="P2"><text:tab/>- altitude <text:span text:style-name="T13">+</text:span></text:p>
      <text:p text:style-name="P2"><text:tab/>- timestamp <text:span text:style-name="T13">+</text:span></text:p>
      <text:p text:style-name="P2"/>
      <text:p text:style-name="P3">CALORIES WALKING</text:p>
      <text:p text:style-name="P3"><text:tab/>Calorie consumption in kcal = 0.8 kcal * 75 kg * 5 km </text:p>
      <text:p text:style-name="P3"/>
      <text:p text:style-name="P3">CALORIES RUNNING</text:p>
      <text:p text:style-name="P3"><text:tab/>CAL = 0.75 * WEIGHT (lbs) * DISTANCE (miles) // WEIGHT (kg) * DISTANCE (km) </text:p>
      <text:p text:style-name="P3"/>
      <text:p text:style-name="P3"/>
      <text:p text:style-name="P3">CALORIES MTB <text:span text:style-name="T13">– MET = 8.5</text:span></text:p>
      <text:p text:style-name="P3"><text:s text:c="4"/>If you weigh roughly 130 pounds: 502 calories burned mountain biking per hour </text:p>
      <text:p text:style-name="P3"><text:s text:c="4"/>If you weigh roughly 155 pounds: 598 calories burned per hour </text:p>
      <text:p text:style-name="P3"><text:s text:c="4"/>If you weigh roughly 180 pounds: 695 calories burned per hour </text:p>
      <text:p text:style-name="P3"><text:soft-page-break/><text:s text:c="4"/>If you weigh roughly 205 pounds: 791 calories burned per hour </text:p>
      <text:p text:style-name="P2"/>
      <text:p text:style-name="P2"/>
      <text:p text:style-name="P7">Popups I List Items iskombinirat za choose sport sa ikonama <text:span text:style-name="T7">DONE</text:span></text:p>
      <text:p text:style-name="P8"/>
      <text:p text:style-name="P19">Credits</text:p>
      <text:p text:style-name="P18"><text:span text:style-name="T18">TICK ICONS </text:span><text:a xlink:type="simple" xlink:href="http://xiao4.deviantart.com/art/tick-weather-icons-96294478"><text:span text:style-name="T18">http://xiao4.deviantart.com/art/tick-weather-icons-96294478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 </meta:initial-creator>
    <meta:creation-date>2013-01-16T20:35:05</meta:creation-date>
    <dc:date>2013-04-11T11:35:20</dc:date>
    <dc:creator>Marin </dc:creator>
    <meta:editing-duration>PT5H37M13S</meta:editing-duration>
    <meta:editing-cycles>32</meta:editing-cycles>
    <meta:generator>LibreOffice/4.0.1.2$Linux_X86_64 LibreOffice_project/84102822e3d61eb989ddd325abf1ac077904985</meta:generator>
    <meta:document-statistic meta:table-count="0" meta:image-count="0" meta:object-count="0" meta:page-count="3" meta:paragraph-count="67" meta:word-count="367" meta:character-count="2091" meta:non-whitespace-character-count="1725"/>
  </office:meta>
</office:document-meta>
</file>